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df60" officeooo:paragraph-rsid="0017df60"/>
    </style:style>
    <style:style style:name="P2" style:family="paragraph" style:parent-style-name="Standard">
      <style:text-properties officeooo:rsid="00184d5d" officeooo:paragraph-rsid="00184d5d"/>
    </style:style>
    <style:style style:name="P3" style:family="paragraph" style:parent-style-name="Standard">
      <style:text-properties officeooo:rsid="001a4816" officeooo:paragraph-rsid="001a4816"/>
    </style:style>
    <style:style style:name="P4" style:family="paragraph" style:parent-style-name="Standard">
      <style:text-properties officeooo:rsid="001c7fa6" officeooo:paragraph-rsid="001c7fa6"/>
    </style:style>
    <style:style style:name="P5" style:family="paragraph" style:parent-style-name="Standard">
      <style:text-properties officeooo:rsid="001cba36" officeooo:paragraph-rsid="001cba36"/>
    </style:style>
    <style:style style:name="P6" style:family="paragraph" style:parent-style-name="Standard">
      <style:text-properties officeooo:rsid="00216e1d" officeooo:paragraph-rsid="00216e1d"/>
    </style:style>
    <style:style style:name="P7" style:family="paragraph" style:parent-style-name="Standard">
      <style:text-properties officeooo:rsid="0021e751" officeooo:paragraph-rsid="0021e751"/>
    </style:style>
    <style:style style:name="P8" style:family="paragraph" style:parent-style-name="Standard">
      <style:text-properties officeooo:rsid="0026e918" officeooo:paragraph-rsid="0026e918"/>
    </style:style>
    <style:style style:name="P9" style:family="paragraph" style:parent-style-name="Standard">
      <style:text-properties officeooo:rsid="0028684a" officeooo:paragraph-rsid="0028684a"/>
    </style:style>
    <style:style style:name="P10" style:family="paragraph" style:parent-style-name="Standard">
      <style:text-properties officeooo:rsid="0028cadc" officeooo:paragraph-rsid="0028cadc"/>
    </style:style>
    <style:style style:name="P11" style:family="paragraph" style:parent-style-name="Standard">
      <style:text-properties officeooo:rsid="002ec717" officeooo:paragraph-rsid="002ec717"/>
    </style:style>
    <style:style style:name="P12" style:family="paragraph" style:parent-style-name="Standard">
      <style:text-properties officeooo:rsid="003007f7" officeooo:paragraph-rsid="003007f7"/>
    </style:style>
    <style:style style:name="P13" style:family="paragraph" style:parent-style-name="Standard">
      <style:text-properties officeooo:rsid="003286e9" officeooo:paragraph-rsid="0033b660"/>
    </style:style>
    <style:style style:name="T1" style:family="text">
      <style:text-properties officeooo:rsid="001b72e4"/>
    </style:style>
    <style:style style:name="T2" style:family="text">
      <style:text-properties officeooo:rsid="001e05ba"/>
    </style:style>
    <style:style style:name="T3" style:family="text">
      <style:text-properties officeooo:rsid="00239b56"/>
    </style:style>
    <style:style style:name="T4" style:family="text">
      <style:text-properties officeooo:rsid="0027c7a1"/>
    </style:style>
    <style:style style:name="T5" style:family="text">
      <style:text-properties officeooo:rsid="0029a09a"/>
    </style:style>
    <style:style style:name="T6" style:family="text">
      <style:text-properties officeooo:rsid="0031cf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would like to present our website, watchingyouwatchingme.com where any person, who has twitter account can check if his or her political affiliation can be disclosed based on his or her publicly visible activity on Twitter</text:p>
      <text:p text:style-name="P1"/>
      <text:p text:style-name="P2">To check the possible disclosure, the user needs to accepts our terms and policies, and authorize our twitter application by clicking on “Login with Twitter” button.</text:p>
      <text:p text:style-name="P2"/>
      <text:p text:style-name="P3">After authorizing our application, our website gets temporary permission to load Tweets, likes and friends of the user. <text:span text:style-name="T1">This data is processed according to our pagerank and sentiment analysis algorithm and the final score is displayed to the user.</text:span></text:p>
      <text:p text:style-name="P3"/>
      <text:p text:style-name="P4">As we see, the user (me), according to our calculations is 90% republican or rightists</text:p>
      <text:p text:style-name="P4"/>
      <text:p text:style-name="P5">The pie chart shows how this score is calculated and what are the proportions of the <text:span text:style-name="T2">Tweers, Likes and Follows for each category.</text:span></text:p>
      <text:p text:style-name="P5"/>
      <text:p text:style-name="P6">Below you can see three columns with the used data. For convenience, only the items that we identified as political are displayed. But the user can load all the items by clicking on the button next to the lables</text:p>
      <text:p text:style-name="P6"/>
      <text:p text:style-name="P10">The tweets <text:span text:style-name="T5">additionally </text:span>have <text:span text:style-name="T5">sentiment analysis score added to them. You can see that one political tweet on this account has a negative sentiment to the tweet by Thomas Massie. As Thomas Massie is republican and the comment from the customer is negative, the score is added to the opposite party.</text:span></text:p>
      <text:p text:style-name="P6"/>
      <text:p text:style-name="P7">We also provide the user with the recommendations how to minimize the <text:span text:style-name="T3">exposure of customer’s political affiliation. By clicking on the buttons next to the tweets, likes od friends, this item is either enabled or disabled in the calculations. The political score is instantly recalculated and the new score is displayed to the user.</text:span></text:p>
      <text:p text:style-name="P7"/>
      <text:p text:style-name="P8">By doing this, the customer can <text:span text:style-name="T4">decide, whether he needs to make some adjustments to the historical activities on his or her twitter account.</text:span></text:p>
      <text:p text:style-name="P8"/>
      <text:p text:style-name="P11">As you see, by disabling all the tweets, likes and friends that we use, the web site displays the message that political affiliation cannot be calculated.</text:p>
      <text:p text:style-name="P8"/>
      <text:p text:style-name="P9">The list of the political persons used by our web site can be viewed on a separate page by clicking “Influencers” link at the top of the page.</text:p>
      <text:p text:style-name="P9"/>
      <text:p text:style-name="P12">For clarity, we are not displaying the exact numeric number assigned by our pagerank algorithm. We decided to calculate the relative weight o<text:span text:style-name="T6">r importance of each political influencer compared to the range of the minimal and maximal values.</text:span></text:p>
      <text:p text:style-name="P12"/>
      <text:p text:style-name="P13">As we can see, the list of the influencers do not consist only from the political persons, but it also contains journals like New York Times, Huffington Post what we can identify as pro-leftist or pro-rightists. The list is sorted by the pagerank value assigned to the influencer. In our case, at this moment, Donald Trump is identified as the most influential person among others.</text:p>
      <text:p text:style-name="P13"/>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0:21:05.154169850</meta:creation-date>
    <dc:date>2020-04-08T11:16:36.740683155</dc:date>
    <meta:editing-duration>PT45M10S</meta:editing-duration>
    <meta:editing-cycles>27</meta:editing-cycles>
    <meta:generator>LibreOffice/6.0.7.3$Linux_X86_64 LibreOffice_project/00m0$Build-3</meta:generator>
    <meta:document-statistic meta:table-count="0" meta:image-count="0" meta:object-count="0" meta:page-count="1" meta:paragraph-count="14" meta:word-count="464" meta:character-count="2749" meta:non-whitespace-character-count="2297"/>
  </office:meta>
</office:document-meta>
</file>